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6cf1" officeooo:paragraph-rsid="000810ae"/>
    </style:style>
    <style:style style:name="P2" style:family="paragraph" style:parent-style-name="Standard">
      <style:paragraph-properties fo:text-align="justify" style:justify-single-word="false"/>
      <style:text-properties officeooo:paragraph-rsid="0010c142"/>
    </style:style>
    <style:style style:name="P3" style:family="paragraph" style:parent-style-name="Standard">
      <style:paragraph-properties fo:text-align="justify" style:justify-single-word="false"/>
      <style:text-properties officeooo:rsid="000e7aff" officeooo:paragraph-rsid="000810ae"/>
    </style:style>
    <style:style style:name="P4" style:family="paragraph" style:parent-style-name="Standard">
      <style:paragraph-properties fo:text-align="justify" style:justify-single-word="false"/>
      <style:text-properties officeooo:rsid="0009183e" officeooo:paragraph-rsid="0009183e"/>
    </style:style>
    <style:style style:name="P5" style:family="paragraph" style:parent-style-name="Standard">
      <style:paragraph-properties fo:text-align="justify" style:justify-single-word="false"/>
      <style:text-properties officeooo:rsid="000ad403" officeooo:paragraph-rsid="000ad403"/>
    </style:style>
    <style:style style:name="P6" style:family="paragraph" style:parent-style-name="Standard">
      <style:paragraph-properties fo:text-align="center" style:justify-single-word="false"/>
      <style:text-properties officeooo:rsid="001e5845" officeooo:paragraph-rsid="0010c142"/>
    </style:style>
    <style:style style:name="P7" style:family="paragraph" style:parent-style-name="Standard">
      <style:paragraph-properties fo:text-align="center" style:justify-single-word="false"/>
      <style:text-properties officeooo:rsid="00122bab" officeooo:paragraph-rsid="0010c142"/>
    </style:style>
    <style:style style:name="P8" style:family="paragraph" style:parent-style-name="Standard">
      <style:paragraph-properties fo:text-align="justify" style:justify-single-word="false"/>
      <style:text-properties officeooo:rsid="00122bab" officeooo:paragraph-rsid="0010c142"/>
    </style:style>
    <style:style style:name="P9" style:family="paragraph" style:parent-style-name="Standard">
      <style:paragraph-properties fo:text-align="justify" style:justify-single-word="false"/>
      <style:text-properties officeooo:rsid="00160e03" officeooo:paragraph-rsid="0010c142"/>
    </style:style>
    <style:style style:name="P10" style:family="paragraph" style:parent-style-name="Standard">
      <style:paragraph-properties fo:text-align="justify" style:justify-single-word="false"/>
      <style:text-properties officeooo:rsid="00127e2e" officeooo:paragraph-rsid="0010c142"/>
    </style:style>
    <style:style style:name="P11" style:family="paragraph" style:parent-style-name="Standard">
      <style:paragraph-properties fo:text-align="justify" style:justify-single-word="false"/>
      <style:text-properties officeooo:rsid="0014370e" officeooo:paragraph-rsid="0010c142"/>
    </style:style>
    <style:style style:name="P12" style:family="paragraph" style:parent-style-name="Standard">
      <style:paragraph-properties fo:text-align="justify" style:justify-single-word="false"/>
      <style:text-properties fo:font-weight="bold" officeooo:rsid="001487a5" officeooo:paragraph-rsid="0010c142" style:font-weight-asian="bold" style:font-weight-complex="bold"/>
    </style:style>
    <style:style style:name="P13" style:family="paragraph" style:parent-style-name="Standard">
      <style:paragraph-properties fo:text-align="justify" style:justify-single-word="false"/>
      <style:text-properties style:font-name="Liberation Serif" fo:font-size="12pt" fo:font-weight="normal" officeooo:rsid="0014370e" officeooo:paragraph-rsid="0010c14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officeooo:rsid="0018205b" officeooo:paragraph-rsid="0010c142"/>
    </style:style>
    <style:style style:name="P15" style:family="paragraph" style:parent-style-name="Standard">
      <style:paragraph-properties fo:text-align="center" style:justify-single-word="false"/>
      <style:text-properties officeooo:rsid="0014f0ce" officeooo:paragraph-rsid="0010c142"/>
    </style:style>
    <style:style style:name="P16" style:family="paragraph" style:parent-style-name="Standard">
      <style:paragraph-properties fo:text-align="justify" style:justify-single-word="false" fo:break-before="page"/>
      <style:text-properties fo:font-variant="normal" fo:text-transform="none" fo:color="#242424" style:font-name="Liberation Serif" fo:font-size="12pt" fo:letter-spacing="normal" fo:font-style="normal" fo:font-weight="normal" officeooo:rsid="0044c2b3" officeooo:paragraph-rsid="0010c142" style:font-size-asian="12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officeooo:rsid="00122bab" officeooo:paragraph-rsid="0010c142"/>
    </style:style>
    <style:style style:name="P18" style:family="paragraph" style:parent-style-name="Standard" style:list-style-name="L2">
      <style:paragraph-properties fo:text-align="justify" style:justify-single-word="false"/>
      <style:text-properties officeooo:rsid="00122bab" officeooo:paragraph-rsid="0010c142"/>
    </style:style>
    <style:style style:name="P19" style:family="paragraph" style:parent-style-name="Standard" style:list-style-name="L1">
      <style:paragraph-properties fo:text-align="justify" style:justify-single-word="false"/>
      <style:text-properties officeooo:rsid="001649eb" officeooo:paragraph-rsid="0010c142"/>
    </style:style>
    <style:style style:name="P20" style:family="paragraph" style:parent-style-name="Standard" style:list-style-name="L2">
      <style:paragraph-properties fo:text-align="justify" style:justify-single-word="false"/>
      <style:text-properties officeooo:rsid="001804db" officeooo:paragraph-rsid="0010c142"/>
    </style:style>
    <style:style style:name="P21" style:family="paragraph" style:parent-style-name="Standard" style:list-style-name="L2">
      <style:paragraph-properties fo:text-align="justify" style:justify-single-word="false"/>
      <style:text-properties officeooo:paragraph-rsid="0010c142"/>
    </style:style>
    <style:style style:name="P22" style:family="paragraph" style:parent-style-name="Standard" style:list-style-name="L3">
      <style:paragraph-properties fo:text-align="justify" style:justify-single-word="false"/>
      <style:text-properties officeooo:paragraph-rsid="0010c142"/>
    </style:style>
    <style:style style:name="P23" style:family="paragraph" style:parent-style-name="Standard" style:list-style-name="L4">
      <style:paragraph-properties fo:text-align="justify" style:justify-single-word="false"/>
      <style:text-properties officeooo:paragraph-rsid="000810ae"/>
    </style:style>
    <style:style style:name="P24" style:family="paragraph" style:parent-style-name="Standard" style:list-style-name="L4">
      <style:paragraph-properties fo:text-align="justify" style:justify-single-word="false"/>
      <style:text-properties officeooo:paragraph-rsid="0009183e"/>
    </style:style>
    <style:style style:name="P25" style:family="paragraph" style:parent-style-name="Standard">
      <style:paragraph-properties fo:text-align="justify" style:justify-single-word="false"/>
      <style:text-properties officeooo:paragraph-rsid="001322d7"/>
    </style:style>
    <style:style style:name="P26" style:family="paragraph" style:parent-style-name="Standard" style:list-style-name="L5">
      <style:paragraph-properties fo:text-align="justify" style:justify-single-word="false"/>
      <style:text-properties officeooo:paragraph-rsid="0009183e"/>
    </style:style>
    <style:style style:name="P27" style:family="paragraph" style:parent-style-name="Standard" style:list-style-name="L2">
      <style:paragraph-properties fo:text-align="justify" style:justify-single-word="false"/>
      <style:text-properties officeooo:rsid="004a8c8d" officeooo:paragraph-rsid="0010c142"/>
    </style:style>
    <style:style style:name="P28" style:family="paragraph" style:parent-style-name="Standard" style:list-style-name="L3">
      <style:paragraph-properties fo:text-align="justify" style:justify-single-word="false"/>
      <style:text-properties style:font-name="Liberation Serif" fo:font-size="12pt" fo:font-weight="normal" officeooo:rsid="0014370e" officeooo:paragraph-rsid="0010c142" style:font-size-asian="12pt" style:font-weight-asian="normal" style:font-size-complex="12pt" style:font-weight-complex="normal"/>
    </style:style>
    <style:style style:name="P29" style:family="paragraph" style:parent-style-name="Standard" style:list-style-name="L3">
      <style:paragraph-properties fo:text-align="justify" style:justify-single-word="false"/>
      <style:text-properties style:font-name="Liberation Serif" fo:font-size="12pt" fo:font-weight="normal" officeooo:rsid="00262500" officeooo:paragraph-rsid="0010c142" style:font-size-asian="12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style:font-name="Liberation Serif" fo:font-size="12pt" fo:font-weight="normal" officeooo:rsid="0014c357" officeooo:paragraph-rsid="0014c357" style:font-size-asian="12pt" style:font-weight-asian="normal" style:font-size-complex="12pt" style:font-weight-complex="normal"/>
    </style:style>
    <style:style style:name="P31" style:family="paragraph" style:parent-style-name="Standard" style:list-style-name="L3">
      <style:paragraph-properties fo:text-align="justify" style:justify-single-word="false"/>
      <style:text-properties officeooo:rsid="0044c2b3" officeooo:paragraph-rsid="0010c142"/>
    </style:style>
    <style:style style:name="P32" style:family="paragraph" style:parent-style-name="Standard" style:list-style-name="L4">
      <style:paragraph-properties fo:text-align="justify" style:justify-single-word="false"/>
      <style:text-properties officeooo:rsid="000e7aff" officeooo:paragraph-rsid="000810ae"/>
    </style:style>
    <style:style style:name="P33" style:family="paragraph" style:parent-style-name="Standard" style:list-style-name="L5">
      <style:paragraph-properties fo:text-align="justify" style:justify-single-word="false"/>
      <style:text-properties officeooo:rsid="0009183e" officeooo:paragraph-rsid="0009183e"/>
    </style:style>
    <style:style style:name="P34" style:family="paragraph" style:parent-style-name="Standard" style:list-style-name="L5">
      <style:paragraph-properties fo:text-align="justify" style:justify-single-word="false"/>
      <style:text-properties officeooo:rsid="0009183e" officeooo:paragraph-rsid="0010c142"/>
    </style:style>
    <style:style style:name="P35" style:family="paragraph" style:parent-style-name="Standard">
      <style:paragraph-properties fo:text-align="justify" style:justify-single-word="false"/>
      <style:text-properties style:text-underline-style="solid" style:text-underline-width="auto" style:text-underline-color="font-color" officeooo:paragraph-rsid="001322d7"/>
    </style:style>
    <style:style style:name="P36" style:family="paragraph" style:parent-style-name="Standard">
      <style:paragraph-properties fo:margin-left="1.251cm" fo:margin-right="0cm" fo:text-align="justify" style:justify-single-word="false" fo:text-indent="0cm" style:auto-text-indent="false"/>
      <style:text-properties officeooo:rsid="0009183e" officeooo:paragraph-rsid="0009183e"/>
    </style:style>
    <style:style style:name="P37" style:family="paragraph" style:parent-style-name="Standard">
      <style:paragraph-properties fo:margin-left="1.251cm" fo:margin-right="0cm" fo:text-align="justify" style:justify-single-word="false" fo:text-indent="0cm" style:auto-text-indent="false"/>
      <style:text-properties officeooo:paragraph-rsid="001322d7"/>
    </style:style>
    <style:style style:name="P38" style:family="paragraph" style:parent-style-name="Standard" style:master-page-name="">
      <loext:graphic-properties draw:fill="none"/>
      <style:paragraph-properties fo:margin-left="1.199cm" fo:margin-right="0cm" fo:text-align="justify" style:justify-single-word="false" fo:text-indent="-0.6cm" style:auto-text-indent="false" style:page-number="auto" fo:background-color="transparent"/>
      <style:text-properties officeooo:paragraph-rsid="000ad403"/>
    </style:style>
    <style:style style:name="T1" style:family="text">
      <style:text-properties officeooo:rsid="000d6ae4"/>
    </style:style>
    <style:style style:name="T2" style:family="text">
      <style:text-properties officeooo:rsid="000e7aff"/>
    </style:style>
    <style:style style:name="T3" style:family="text">
      <style:text-properties fo:font-variant="normal" fo:text-transform="none" fo:color="#242424" style:font-name="Liberation Serif"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242424" style:font-name="Liberation Serif" fo:font-size="12pt" fo:letter-spacing="normal" fo:font-style="normal" fo:font-weight="normal" officeooo:rsid="0014370e" style:font-size-asian="12pt" style:font-weight-asian="normal" style:font-size-complex="12pt" style:font-weight-complex="normal"/>
    </style:style>
    <style:style style:name="T5" style:family="text">
      <style:text-properties officeooo:rsid="0009183e"/>
    </style:style>
    <style:style style:name="T6" style:family="text">
      <style:text-properties fo:font-weight="bold" officeooo:rsid="00173b5b" style:font-weight-asian="bold" style:font-weight-complex="bold"/>
    </style:style>
    <style:style style:name="T7" style:family="text">
      <style:text-properties fo:font-weight="bold" officeooo:rsid="00127e2e" style:font-weight-asian="bold" style:font-weight-complex="bold"/>
    </style:style>
    <style:style style:name="T8" style:family="text">
      <style:text-properties fo:font-weight="bold" officeooo:rsid="00173b5b" fo:background-color="#ffff00" loext:char-shading-value="0"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9183e" style:font-style-asian="italic" style:font-weight-asian="bold" style:font-style-complex="italic" style:font-weight-complex="bold"/>
    </style:style>
    <style:style style:name="T11" style:family="text">
      <style:text-properties fo:font-style="italic" fo:font-weight="bold" officeooo:rsid="000e7aff" style:font-style-asian="italic" style:font-weight-asian="bold" style:font-style-complex="italic" style:font-weight-complex="bold"/>
    </style:style>
    <style:style style:name="T12" style:family="text">
      <style:text-properties fo:font-style="italic" fo:font-weight="bold" officeooo:rsid="00259827" style:font-style-asian="italic" style:font-weight-asian="bold" style:font-style-complex="italic" style:font-weight-complex="bold"/>
    </style:style>
    <style:style style:name="T13" style:family="text">
      <style:text-properties fo:font-style="italic" fo:font-weight="bold" officeooo:rsid="00263417" style:font-style-asian="italic" style:font-weight-asian="bold" style:font-style-complex="italic" style:font-weight-complex="bold"/>
    </style:style>
    <style:style style:name="T14" style:family="text">
      <style:text-properties fo:font-style="italic" fo:font-weight="normal" officeooo:rsid="000f206e" style:font-style-asian="italic" style:font-weight-asian="normal" style:font-style-complex="italic" style:font-weight-complex="normal"/>
    </style:style>
    <style:style style:name="T15" style:family="text">
      <style:text-properties fo:font-style="italic" fo:font-weight="normal" officeooo:rsid="001322d7" style:font-style-asian="italic" style:font-weight-asian="normal" style:font-style-complex="italic" style:font-weight-complex="normal"/>
    </style:style>
    <style:style style:name="T16" style:family="text">
      <style:text-properties officeooo:rsid="000d55df"/>
    </style:style>
    <style:style style:name="T17" style:family="text">
      <style:text-properties officeooo:rsid="000f206e"/>
    </style:style>
    <style:style style:name="T18" style:family="text">
      <style:text-properties officeooo:rsid="0010c142"/>
    </style:style>
    <style:style style:name="T19" style:family="text">
      <style:text-properties officeooo:rsid="0018c351"/>
    </style:style>
    <style:style style:name="T20" style:family="text">
      <style:text-properties officeooo:rsid="00160e03"/>
    </style:style>
    <style:style style:name="T21" style:family="text">
      <style:text-properties officeooo:rsid="0019472e"/>
    </style:style>
    <style:style style:name="T22" style:family="text">
      <style:text-properties officeooo:rsid="00122bab"/>
    </style:style>
    <style:style style:name="T23" style:family="text">
      <style:text-properties officeooo:rsid="0044c2b3"/>
    </style:style>
    <style:style style:name="T24" style:family="text">
      <style:text-properties officeooo:rsid="00259827"/>
    </style:style>
    <style:style style:name="T25" style:family="text">
      <style:text-properties fo:color="#25849f" style:text-line-through-style="none" style:text-line-through-type="none" style:font-name="Liberation Serif" style:text-underline-style="none" officeooo:rsid="00259827" style:text-blinking="false" fo:background-color="#dcf2ff" loext:char-shading-value="0"/>
    </style:style>
    <style:style style:name="T26" style:family="text">
      <style:text-properties style:font-name="Liberation Serif" officeooo:rsid="00259827"/>
    </style:style>
    <style:style style:name="T27" style:family="text">
      <style:text-properties style:font-name="Liberation Serif" fo:font-size="12pt" fo:font-weight="normal" officeooo:rsid="0014370e" style:font-size-asian="12pt" style:font-weight-asian="normal" style:font-size-complex="12pt" style:font-weight-complex="normal"/>
    </style:style>
    <style:style style:name="T28" style:family="text">
      <style:text-properties officeooo:rsid="00125a16"/>
    </style:style>
    <style:style style:name="T29" style:family="text">
      <style:text-properties officeooo:rsid="0023e53b"/>
    </style:style>
    <style:style style:name="T30" style:family="text">
      <style:text-properties officeooo:rsid="00127e2e"/>
    </style:style>
    <style:style style:name="T31" style:family="text">
      <style:text-properties officeooo:rsid="001649eb"/>
    </style:style>
    <style:style style:name="T32" style:family="text">
      <style:text-properties officeooo:rsid="0018205b"/>
    </style:style>
    <style:style style:name="T33" style:family="text">
      <style:text-properties officeooo:rsid="00115d67"/>
    </style:style>
    <style:style style:name="T34" style:family="text">
      <style:text-properties officeooo:rsid="001322d7"/>
    </style:style>
    <style:style style:name="T35" style:family="text">
      <style:text-properties style:text-position="super 58%" officeooo:rsid="001322d7"/>
    </style:style>
    <style:style style:name="T36" style:family="text">
      <style:text-properties officeooo:rsid="000ad403"/>
    </style:style>
    <style:style style:name="T37" style:family="text">
      <style:text-properties officeooo:rsid="00150787"/>
    </style:style>
    <style:style style:name="T38" style:family="text">
      <style:text-properties officeooo:rsid="00175d0b"/>
    </style:style>
    <style:style style:name="T39" style:family="text">
      <style:text-properties officeooo:rsid="001797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ineamientos para el examen <text:span text:style-name="T19">( </text:span><text:span text:style-name="T20">13</text:span><text:span text:style-name="T19"> de mayo, </text:span><text:span text:style-name="T39">6p</text:span><text:span text:style-name="T21">m </text:span><text:span text:style-name="T19">)</text:span></text:p>
      <text:p text:style-name="P9"/>
      <text:p text:style-name="P2"><text:span text:style-name="T22">A la hora de inicio de su examen </text:span><text:span text:style-name="T23">existe</text:span><text:span text:style-name="T22"> una sesión de zoom </text:span><text:span text:style-name="T24">(</text:span><text:bookmark text:name="yui_3_17_2_1_1589374248796_327"/><text:bookmark text:name="yui_3_17_2_1_1589374248796_326"/><text:bookmark text:name="yui_3_17_2_1_1589374248796_325"/><text:a xlink:type="simple" xlink:href="https://udecr.zoom.us/j/96849415784" office:target-frame-name="_blank" xlink:show="new" text:style-name="Internet_20_link" text:visited-style-name="Visited_20_Internet_20_Link"><text:span text:style-name="T25">https://udecr.zoom.us/j/96849415784</text:span></text:a><text:span text:style-name="T26">)</text:span><text:span text:style-name="T22">, </text:span><text:span text:style-name="T24">con clave </text:span><text:span text:style-name="T12">haiku</text:span><text:span text:style-name="T13">2</text:span><text:span text:style-name="T24">, </text:span><text:span text:style-name="T22">la misma servirá para:</text:span></text:p>
      <text:list xml:id="list3996612885" text:style-name="L1">
        <text:list-item>
          <text:p text:style-name="P17">leer y comentar el enunciado</text:p>
        </text:list-item>
        <text:list-item>
          <text:p text:style-name="P17">responder consultas válidas de carácter general (consultas personales deben canalizarse via telegram)</text:p>
        </text:list-item>
        <text:list-item>
          <text:p text:style-name="P19">se va a pasar lista para asociar estudiante con alias de la sesión</text:p>
        </text:list-item>
      </text:list>
      <text:p text:style-name="P2"/>
      <text:p text:style-name="P8">La respuesta al examen se debe entregar:</text:p>
      <text:p text:style-name="P2"/>
      <text:list xml:id="list2937081855" text:style-name="L2">
        <text:list-item>
          <text:p text:style-name="P20">en el transcurso del tiempo brindado</text:p>
        </text:list-item>
        <text:list-item>
          <text:p text:style-name="P21"><text:span text:style-name="T22">en mediaci</text:span><text:span text:style-name="T28">ó</text:span><text:span text:style-name="T22">n </text:span><text:span text:style-name="T29">( </text:span><text:a xlink:type="simple" xlink:href="https://mv1.mediacionvirtual.ucr.ac.cr/mod/assign/view.php?id=648468" text:style-name="Internet_20_link" text:visited-style-name="Visited_20_Internet_20_Link">https://mv1.mediacionvirtual.ucr.ac.cr/mod/assign/view.php?id=648468</text:a> <text:span text:style-name="T29">)</text:span></text:p>
        </text:list-item>
        <text:list-item>
          <text:p text:style-name="P18">solo en caso de que tenga problemas que imposibiliten el ingreso a mediación, deberán mandarse al correo creado para el curso (<text:a xlink:type="simple" xlink:href="mailto:jav.vas.mor@gmail.com" text:style-name="Internet_20_link" text:visited-style-name="Visited_20_Internet_20_Link">jav.vas.mor@gmail.com</text:a>)}</text:p>
        </text:list-item>
        <text:list-item>
          <text:p text:style-name="P21"><text:span text:style-name="T19">si ambas fallas, env</text:span><text:span text:style-name="T21">í</text:span><text:span text:style-name="T19">en</text:span><text:span text:style-name="T21">l</text:span><text:span text:style-name="T19">o v</text:span><text:span text:style-name="T21">í</text:span><text:span text:style-name="T19">a telegram</text:span></text:p>
        </text:list-item>
        <text:list-item>
          <text:p text:style-name="P21"><text:span text:style-name="T30">su proyecto debe llamarse <text:tab/><text:tab/></text:span><text:span text:style-name="T6">ci0113Gr#</text:span><text:span text:style-name="T8">x</text:span><text:span text:style-name="T6">_e</text:span><text:span text:style-name="T7">x1_#carne</text:span></text:p>
        </text:list-item>
        <text:list-item>
          <text:p text:style-name="P27">el estudiante tiene derechos a consultar material escrito en la internet (no se le recomienda), pero si usa algo ajeno DEBE dar la referencia del autor o sitio</text:p>
        </text:list-item>
        <text:list-item>
          <text:p text:style-name="P27">durante el examen, ningún estudiante está autorizado para consultar con otras personas que no sea el docente, de hacerlo y poderse confirmar se procederá a su expulsión de la UCR por plagio.</text:p>
        </text:list-item>
        <text:list-item>
          <text:p text:style-name="P20">por aspectos de seguridad el estudiante debe guardar una copia de su solución en un zip y mantenerla sin alterar.</text:p>
        </text:list-item>
      </text:list>
      <text:p text:style-name="P10"/>
      <text:p text:style-name="P11">Cualquier situación de emergencia que pueda ocurrir en el transcurso de su examen, favor notificarla via telegram (de manera privada)</text:p>
      <text:p text:style-name="P11"/>
      <text:p text:style-name="P12">Durante el examen, los estudiantes deben permanecer en la sesión de zoom <text:span text:style-name="T31">y con el telegram abierto, </text:span>de manera que si el docente desea ver su pantalla o comunicarse con el estudiante, este sea localizable.</text:p>
      <text:p text:style-name="P13"/>
      <text:p text:style-name="P13">Recomendaciones para el examen:</text:p>
      <text:list xml:id="list3875880333" text:style-name="L3">
        <text:list-item>
          <text:p text:style-name="P28">trabajen en un ambiente ordenado</text:p>
        </text:list-item>
        <text:list-item>
          <text:p text:style-name="P29">garanticen que su teléfono está con la batería cargada o tiene disponible el cargador</text:p>
        </text:list-item>
        <text:list-item>
          <text:p text:style-name="P30">comenten el inicio y fin de cada respuesta</text:p>
        </text:list-item>
        <text:list-item>
          <text:p text:style-name="P28">eviten distractores (mascotas hambrientas, familiares que no saben que están en examen, hambre o necesidad de ir al baño durante el examen)</text:p>
        </text:list-item>
        <text:list-item>
          <text:p text:style-name="P28">sepan que antes de un esfuerzo mental, el café, el te y algunas bebidas que lo cont<text:span text:style-name="T20">i</text:span>enen, ayudan a mejorar la concentración (piensen por qué en las instituciones se regala el café a los trabajadores)</text:p>
        </text:list-item>
        <text:list-item>
          <text:p text:style-name="P22"><text:span text:style-name="T27">recuerden que el consumo de chocolate incrementará su nivel de serotoninas y por ende se sentirán mejor y más felices. ”</text:span><text:span text:style-name="T4">Los niveles bajos de serotonina están asociados a trastornos o desequilibrios mentales: migrañas, agresividad, ansiedad e insomnio”, así que evítenlo <text:s/>(</text:span><text:a xlink:type="simple" xlink:href="https://www.nuevatribuna.es/articulo/salud/triptofano/20160417202603127463.html" text:style-name="Internet_20_link" text:visited-style-name="Visited_20_Internet_20_Link">https://www.nuevatribuna.es/articulo/salud/triptofano/20160417202603127463.html</text:a><text:span text:style-name="T4"> )</text:span></text:p>
        </text:list-item>
        <text:list-item>
          <text:p text:style-name="P31"><text:span text:style-name="T4">a</text:span><text:span text:style-name="T3">nte todo sepan que una prueba solo mide el nivel de conocimientos que se tienen acerca de un tema específico en un momento dado, nada mas.</text:span></text:p>
        </text:list-item>
      </text:list>
      <text:p text:style-name="P16"/>
      <text:p text:style-name="P14">CI0113 Programación 2</text:p>
      <text:p text:style-name="P15">Examen <text:span text:style-name="T32">#1 </text:span><text:span text:style-name="T38">(reposición)</text:span></text:p>
      <text:p text:style-name="P6">3 horas</text:p>
      <text:p text:style-name="P6"/>
      <text:p text:style-name="P25"><text:span text:style-name="T34">1. Haga un método que reciba un apuntador hacia un vector de enteros, así como un segundo parámetro que indica la cantidad de elementos en este arreglo. También se tiene un tercer parámetro entero que indica la potencia a la cual se debe elevar cada valor en el vector. Como resultado devuelva el vector con cada elemento x en el vector original elevado a la potencia y (tercer parámetro) (10%)</text:span></text:p>
      <text:p text:style-name="P35"><text:span text:style-name="T34">Ejemplo</text:span></text:p>
      <text:p text:style-name="P25"/>
      <text:p text:style-name="P37"><text:span text:style-name="T34">si elementos en el vector fueran {4,3,2,5}, el segundo parámetro es 4 y siendo el tercer parámetro un 3 su método debe general {4</text:span><text:span text:style-name="T35">3</text:span><text:span text:style-name="T34">,3</text:span><text:span text:style-name="T35">3</text:span><text:span text:style-name="T34">,2</text:span><text:span text:style-name="T35">3</text:span><text:span text:style-name="T34">,5</text:span><text:span text:style-name="T35">3</text:span><text:span text:style-name="T34">} es <text:s/>decir {64,27,8,125}</text:span></text:p>
      <text:p text:style-name="P25"/>
      <text:p text:style-name="P25"><text:span text:style-name="T34">2. </text:span><text:span text:style-name="T5">Se le pide </text:span><text:span text:style-name="T1">definir la case </text:span><text:span text:style-name="T10">E</text:span><text:span text:style-name="T11">quipo</text:span><text:span text:style-name="T1"> </text:span><text:span text:style-name="T2">(</text:span><text:span text:style-name="T17">id, </text:span><text:span text:style-name="T2">nombre y descripción </text:span><text:span text:style-name="T5">del equipo</text:span><text:span text:style-name="T2">), </text:span><text:span text:style-name="T1">que tiene capacidad de guardar elementos de tipo </text:span><text:span text:style-name="T10">M</text:span><text:span text:style-name="T11">iembro </text:span><text:span text:style-name="T14">(nombre, id_</text:span><text:span text:style-name="T15">miembro</text:span><text:span text:style-name="T14">, desc_roll)</text:span><text:span text:style-name="T2">, donde cada miembro puede participar en varios equipos.</text:span></text:p>
      <text:p text:style-name="P3">Interesa:</text:p>
      <text:p text:style-name="P3"/>
      <text:list xml:id="list1251416289" text:style-name="L4">
        <text:list-item>
          <text:p text:style-name="P32">se use un vector de <text:span text:style-name="T9">miembros </text:span></text:p>
        </text:list-item>
        <text:list-item>
          <text:p text:style-name="P23"><text:span text:style-name="T2">permitir crear </text:span><text:span text:style-name="T10">e</text:span><text:span text:style-name="T11">quipos</text:span><text:span text:style-name="T2"> compuesto por </text:span><text:span text:style-name="T11">miembros</text:span></text:p>
        </text:list-item>
        <text:list-item>
          <text:p text:style-name="P23"><text:span text:style-name="T2">incorporar el </text:span><text:span text:style-name="T37">id</text:span><text:span text:style-name="T2"> del equipo a que se integra cada miembro, si ya participa en alguno, debe agregarse </text:span><text:span text:style-name="T5">el </text:span><text:span text:style-name="T37">id</text:span><text:span text:style-name="T5"> del nuevo equipo </text:span><text:span text:style-name="T2">como </text:span><text:span text:style-name="T5">uno n</text:span><text:span text:style-name="T37">u</text:span><text:span text:style-name="T5">evo</text:span><text:span text:style-name="T2"> al final de la estructura de datos que almacena los equipos donde participa cada miembro</text:span></text:p>
        </text:list-item>
        <text:list-item>
          <text:p text:style-name="P24"><text:span text:style-name="T17">c</text:span><text:span text:style-name="T5">omo funcionalidad requerida, se espera: </text:span><text:span text:style-name="T16">(no debe hacer un controlador, sino solo los métodos, puede probar con datos estáticos para no tener que leer)</text:span></text:p>
        </text:list-item>
      </text:list>
      <text:list xml:id="list1415371556" text:style-name="L5">
        <text:list-item>
          <text:p text:style-name="P33">crear equipos <text:span text:style-name="T18">(10%)</text:span></text:p>
        </text:list-item>
        <text:list-item>
          <text:p text:style-name="P33">leer y asignar miembros a los equipos <text:span text:style-name="T18">(25%, ojo debe ligarse el miembro con el equipo y viceversa)</text:span></text:p>
        </text:list-item>
        <text:list-item>
          <text:p text:style-name="P26"><text:span text:style-name="T5">mostrar la composición de un equipo particular </text:span><text:span text:style-name="T18">(</text:span><text:span text:style-name="T34">15</text:span><text:span text:style-name="T18">%)</text:span></text:p>
        </text:list-item>
        <text:list-item>
          <text:p text:style-name="P34">mostrar los equipos en que participa un determinado miembros <text:span text:style-name="T18">(20%)</text:span></text:p>
        </text:list-item>
      </text:list>
      <text:p text:style-name="P4"/>
      <text:p text:style-name="P36">En la solución de este problema tiene libertad de usar la STL, smart_pointer, apuntadores convencionales, arreglos, es decir, lo que <text:span text:style-name="T18">usted </text:span>considere adecuado, <text:span text:style-name="T18">pero implemente separadamente cada método sin preocuparse por tener un controlador.</text:span></text:p>
      <text:p text:style-name="P3"/>
      <text:p text:style-name="P38"><text:span text:style-name="T33">5. <text:tab/></text:span><text:span text:style-name="T36">Haga un método que genere un archivo de texto y de salida, con todos los datos de los equipos (nombre, descripci</text:span><text:span text:style-name="T34">ó</text:span><text:span text:style-name="T36">n </text:span><text:span text:style-name="T34">e</text:span><text:span text:style-name="T36"> </text:span><text:span text:style-name="T18">información de los miembros que </text:span><text:span text:style-name="T36">compo</text:span><text:span text:style-name="T18">nen los equipos) (2</text:span><text:span text:style-name="T34">0</text:span><text:span text:style-name="T18">%)</text:span></text:p>
      <text:p text:style-name="P5"/>
      <text:p text:style-name="P1"/>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2T22:21:40.836000000</meta:creation-date>
    <dc:date>2020-05-13T18:10:26.920000000</dc:date>
    <meta:editing-duration>PT1H53M57S</meta:editing-duration>
    <meta:editing-cycles>9</meta:editing-cycles>
    <meta:generator>LibreOffice/6.4.1.2$Windows_X86_64 LibreOffice_project/4d224e95b98b138af42a64d84056446d09082932</meta:generator>
    <meta:document-statistic meta:table-count="0" meta:image-count="0" meta:object-count="0" meta:page-count="2" meta:paragraph-count="42" meta:word-count="752" meta:character-count="4595" meta:non-whitespace-character-count="3905"/>
  </office:meta>
</office:document-meta>
</file>